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cc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76cc4" officeooo:paragraph-rsid="00076cc4"/>
    </style:style>
    <style:style style:name="P3" style:family="paragraph" style:parent-style-name="Standard">
      <style:text-properties fo:font-weight="bold" officeooo:rsid="00076cc4" officeooo:paragraph-rsid="0005f493" style:font-weight-asian="bold" style:font-weight-complex="bold"/>
    </style:style>
    <style:style style:name="P4" style:family="paragraph" style:parent-style-name="Standard">
      <style:text-properties fo:font-weight="bold" officeooo:rsid="00076cc4" officeooo:paragraph-rsid="000a72bc" style:font-weight-asian="bold" style:font-weight-complex="bold"/>
    </style:style>
    <style:style style:name="P5" style:family="paragraph" style:parent-style-name="Standard">
      <style:text-properties fo:font-weight="bold" officeooo:rsid="0005f493" officeooo:paragraph-rsid="0005f493" style:font-weight-asian="bold" style:font-weight-complex="bold"/>
    </style:style>
    <style:style style:name="P6" style:family="paragraph" style:parent-style-name="Standard">
      <style:text-properties fo:font-weight="bold" officeooo:rsid="0005f493" officeooo:paragraph-rsid="000a72bc" style:font-weight-asian="bold" style:font-weight-complex="bold"/>
    </style:style>
    <style:style style:name="P7" style:family="paragraph" style:parent-style-name="Standard">
      <style:text-properties fo:font-weight="bold" officeooo:rsid="0017d485" officeooo:paragraph-rsid="0017d485" style:font-weight-asian="bold" style:font-weight-complex="bold"/>
    </style:style>
    <style:style style:name="P8" style:family="paragraph" style:parent-style-name="Standard">
      <style:text-properties fo:font-weight="bold" officeooo:rsid="002d29be" officeooo:paragraph-rsid="002d29be" style:font-weight-asian="bold" style:font-weight-complex="bold"/>
    </style:style>
    <style:style style:name="P9" style:family="paragraph" style:parent-style-name="Standard">
      <style:text-properties fo:font-weight="bold" officeooo:rsid="002d71b0" officeooo:paragraph-rsid="002d71b0" style:font-weight-asian="bold" style:font-weight-complex="bold"/>
    </style:style>
    <style:style style:name="P10" style:family="paragraph" style:parent-style-name="Standard">
      <style:text-properties fo:color="#801900" fo:font-size="13pt" fo:font-weight="bold" officeooo:rsid="00076cc4" officeooo:paragraph-rsid="00076cc4" style:font-size-asian="13pt" style:font-weight-asian="bold" style:font-size-complex="13pt" style:font-weight-complex="bold"/>
    </style:style>
    <style:style style:name="P11" style:family="paragraph" style:parent-style-name="Standard">
      <style:text-properties fo:color="#801900" fo:font-size="13pt" fo:font-weight="bold" officeooo:rsid="000bd381" officeooo:paragraph-rsid="000bd381" style:font-size-asian="13pt" style:font-weight-asian="bold" style:font-size-complex="13pt" style:font-weight-complex="bold"/>
    </style:style>
    <style:style style:name="P12" style:family="paragraph" style:parent-style-name="Standard">
      <style:text-properties fo:color="#801900" fo:font-size="13pt" fo:font-weight="bold" officeooo:rsid="00245e2b" officeooo:paragraph-rsid="00245e2b" style:font-size-asian="13pt" style:font-weight-asian="bold" style:font-size-complex="13pt" style:font-weight-complex="bold"/>
    </style:style>
    <style:style style:name="P13" style:family="paragraph" style:parent-style-name="Standard">
      <style:text-properties fo:color="#801900" fo:font-size="13pt" fo:font-weight="bold" officeooo:rsid="001b7631" officeooo:paragraph-rsid="001b7631" style:font-size-asian="13pt" style:font-weight-asian="bold" style:font-size-complex="13pt" style:font-weight-complex="bold"/>
    </style:style>
    <style:style style:name="P14" style:family="paragraph" style:parent-style-name="Standard">
      <style:text-properties fo:color="#801900" fo:font-size="13pt" fo:font-weight="bold" officeooo:rsid="00184349" officeooo:paragraph-rsid="00184349" style:font-size-asian="13pt" style:font-weight-asian="bold" style:font-size-complex="13pt" style:font-weight-complex="bold"/>
    </style:style>
    <style:style style:name="P15" style:family="paragraph" style:parent-style-name="Standard">
      <style:text-properties fo:color="#000000" fo:font-size="13pt" officeooo:rsid="00076cc4" officeooo:paragraph-rsid="00076cc4" style:font-size-asian="13pt" style:font-size-complex="13pt"/>
    </style:style>
    <style:style style:name="P16" style:family="paragraph" style:parent-style-name="Standard">
      <style:text-properties fo:color="#000000" fo:font-size="13pt" officeooo:rsid="00076cc4" officeooo:paragraph-rsid="000a72bc" style:font-size-asian="13pt" style:font-size-complex="13pt"/>
    </style:style>
    <style:style style:name="P17" style:family="paragraph" style:parent-style-name="Standard">
      <style:text-properties fo:color="#000000" fo:font-size="13pt" officeooo:rsid="000bd381" officeooo:paragraph-rsid="000bd381" style:font-size-asian="13pt" style:font-size-complex="13pt"/>
    </style:style>
    <style:style style:name="P18" style:family="paragraph" style:parent-style-name="Standard">
      <style:text-properties fo:color="#000000" fo:font-size="13pt" fo:font-weight="bold" officeooo:rsid="00076cc4" officeooo:paragraph-rsid="000a72bc" style:font-size-asian="13pt" style:font-weight-asian="bold" style:font-size-complex="13pt" style:font-weight-complex="bold"/>
    </style:style>
    <style:style style:name="P19" style:family="paragraph" style:parent-style-name="Standard">
      <style:text-properties fo:color="#000000" fo:font-size="13pt" fo:font-weight="bold" officeooo:rsid="0017bea5" officeooo:paragraph-rsid="0017bea5" style:font-size-asian="13pt" style:font-weight-asian="bold" style:font-size-complex="13pt" style:font-weight-complex="bold"/>
    </style:style>
    <style:style style:name="P20" style:family="paragraph" style:parent-style-name="Standard">
      <style:text-properties fo:color="#000000" fo:font-size="13pt" fo:font-weight="bold" officeooo:rsid="00184349" officeooo:paragraph-rsid="00184349" style:font-size-asian="13pt" style:font-weight-asian="bold" style:font-size-complex="13pt" style:font-weight-complex="bold"/>
    </style:style>
    <style:style style:name="P21" style:family="paragraph" style:parent-style-name="Standard">
      <style:text-properties fo:color="#000000" fo:font-size="13pt" fo:font-weight="bold" officeooo:rsid="0019ae47" officeooo:paragraph-rsid="0019ae47" style:font-size-asian="13pt" style:font-weight-asian="bold" style:font-size-complex="13pt" style:font-weight-complex="bold"/>
    </style:style>
    <style:style style:name="P22" style:family="paragraph" style:parent-style-name="Standard">
      <style:text-properties fo:color="#000000" fo:font-size="13pt" fo:font-weight="bold" officeooo:rsid="001b7631" officeooo:paragraph-rsid="001b7631" style:font-size-asian="13pt" style:font-weight-asian="bold" style:font-size-complex="13pt" style:font-weight-complex="bold"/>
    </style:style>
    <style:style style:name="T1" style:family="text">
      <style:text-properties officeooo:rsid="00042964"/>
    </style:style>
    <style:style style:name="T2" style:family="text">
      <style:text-properties fo:color="#0000cc" fo:font-size="14pt" fo:font-weight="bold" officeooo:rsid="00042964" style:font-size-asian="14pt" style:font-weight-asian="bold" style:font-size-complex="14pt" style:font-weight-complex="bold"/>
    </style:style>
    <style:style style:name="T3" style:family="text">
      <style:text-properties officeooo:rsid="000a72bc"/>
    </style:style>
    <style:style style:name="T4" style:family="text">
      <style:text-properties officeooo:rsid="001d43b5"/>
    </style:style>
    <style:style style:name="T5" style:family="text">
      <style:text-properties officeooo:rsid="001d5901"/>
    </style:style>
    <style:style style:name="T6" style:family="text">
      <style:text-properties officeooo:rsid="00184349"/>
    </style:style>
    <style:style style:name="T7" style:family="text">
      <style:text-properties officeooo:rsid="001f17df"/>
    </style:style>
    <style:style style:name="T8" style:family="text">
      <style:text-properties officeooo:rsid="0020b6a3"/>
    </style:style>
    <style:style style:name="T9" style:family="text">
      <style:text-properties officeooo:rsid="0023e545"/>
    </style:style>
    <style:style style:name="T10" style:family="text">
      <style:text-properties fo:color="#801900" officeooo:rsid="00184349"/>
    </style:style>
    <style:style style:name="T11" style:family="text">
      <style:text-properties fo:color="#000000" fo:font-size="13pt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7"/><text:span text:style-name="T2">BACKUP DOCUMENTATION</text:span></text:p>
      <text:p text:style-name="P1"><text:s text:c="31"/><text:span text:style-name="T1">========================</text:span></text:p>
      <text:p text:style-name="Standard"/>
      <text:p text:style-name="P7"><text:span text:style-name="T4">1. BACKUP INSIDE THE </text:span>AWS SERVER : </text:p>
      <text:p text:style-name="P7">============<text:span text:style-name="T4">====================</text:span></text:p>
      <text:p text:style-name="P5"><text:span text:style-name="T4">i) </text:span>MYSQL BACKUP SCRIPT FILE</text:p>
      <text:p text:style-name="P5">=========================<text:span text:style-name="T4">===</text:span></text:p>
      <text:p text:style-name="P3"/>
      <text:p text:style-name="P8">The Following script used to take mysql backup .. </text:p>
      <text:p text:style-name="P2"><text:span text:style-name="T11"/></text:p>
      <text:p text:style-name="P2"><text:span text:style-name="T11"># cd /home/ubuntu/Backup/Scripts</text:span></text:p>
      <text:p text:style-name="P15"/>
      <text:p text:style-name="P15"># vi mysql-backup.sh</text:p>
      <text:p text:style-name="P2"/>
      <text:p text:style-name="P10">#!/bin/sh</text:p>
      <text:p text:style-name="P10"/>
      <text:p text:style-name="P10">TIME=`date +"%T"`</text:p>
      <text:p text:style-name="P10">SPACE="_IN_TIME_"</text:p>
      <text:p text:style-name="P10">S1="-"</text:p>
      <text:p text:style-name="P10">MON=`date | awk '{print $2}'`</text:p>
      <text:p text:style-name="P10">DATE=`date | awk '{print $3}'`</text:p>
      <text:p text:style-name="P10"/>
      <text:p text:style-name="P10">sudo mysqldump --host=172.17.0.2 teekay -u teekayuser -pSolver@01 &gt; /backup/mysql-backup/teekay_$MON$S1$DATE$SPACE$TIME.sql</text:p>
      <text:p text:style-name="P10"/>
      <text:p text:style-name="P10">/bin/echo -e "\n\e[31mDATABASE BACKUP TAKEN SUCESSFULLY\e[0m\n"</text:p>
      <text:p text:style-name="P10"/>
      <text:p text:style-name="P10"/>
      <text:p text:style-name="P6"><text:span text:style-name="T3"><text:s/>ii) DOCKER</text:span> <text:span text:style-name="T3">IMAGE </text:span>BACKUP SCRIPT FILE</text:p>
      <text:p text:style-name="P6"><text:s text:c="2"/>=========================<text:span text:style-name="T3">==========</text:span></text:p>
      <text:p text:style-name="P4"/>
      <text:p text:style-name="P9">The Following script is used to take docker image backup </text:p>
      <text:p text:style-name="P9"/>
      <text:p text:style-name="P16"># cd /home/ubuntu/Backup/Scripts</text:p>
      <text:p text:style-name="P16"/>
      <text:p text:style-name="P17"># vim docker-backup.sh</text:p>
      <text:p text:style-name="P17"/>
      <text:p text:style-name="P11">#!/bin/bash</text:p>
      <text:p text:style-name="P11"/>
      <text:p text:style-name="P11">TIME=`date +"%T"`</text:p>
      <text:p text:style-name="P11">SPACE="_IN_TIME_"</text:p>
      <text:p text:style-name="P11">S1="-"</text:p>
      <text:p text:style-name="P11">MON=`date | awk '{print $2}'`</text:p>
      <text:p text:style-name="P11">DATE=`date | awk '{print $3}'`</text:p>
      <text:p text:style-name="P11"/>
      <text:p text:style-name="P11">sudo docker save newapachefiles &gt; /backup/docker-teekay-backup/newapachefiles_$MON$S1$DATE$SPACE$TIME.tar</text:p>
      <text:p text:style-name="P11"/>
      <text:p text:style-name="P11"><text:soft-page-break/>sudo docker save newdatajob &gt; /backup/docker-teekay-backup/newdatajob_$MON$S1$DATE$SPACE$TIME.tar</text:p>
      <text:p text:style-name="P11"/>
      <text:p text:style-name="P11">sudo docker save newservicejob &gt; /backup/docker-teekay-backup/newservicejob_$MON$S1$DATE$SPACE$TIME.tar</text:p>
      <text:p text:style-name="P17"/>
      <text:p text:style-name="P18"/>
      <text:p text:style-name="P19"><text:span text:style-name="T7"><text:s/>iii) </text:span>CRONTAB:</text:p>
      <text:p text:style-name="P19"><text:s text:c="19"/><text:span text:style-name="T5">Below CRON entry is used to schdule the mysql and docker image backup process... </text:span></text:p>
      <text:p text:style-name="P19"/>
      <text:p text:style-name="P19"><text:s/><text:span text:style-name="T10">0 */12 * * * cd /home/ubuntu/Backup/Scripts/ &amp;&amp; sh mysql-backup.sh &gt;&gt; /home/ubuntu/Backup/Scripts/logs/mysql-backup.log</text:span></text:p>
      <text:p text:style-name="P14"/>
      <text:p text:style-name="P14">10 */12 * * * cd /home/ubuntu/Backup/Scripts/ &amp;&amp; sh docker-backup.sh &gt;&gt; /home/ubuntu/Backup/Scripts/logs/docker-image-backup.log</text:p>
      <text:p text:style-name="P14"/>
      <text:p text:style-name="P20"/>
      <text:p text:style-name="P21"><text:span text:style-name="T8">2. </text:span>LOCAL MACHINE (LENOVO LAPTOP)</text:p>
      <text:p text:style-name="P21"><text:s/><text:span text:style-name="T8">=</text:span>================================<text:span text:style-name="T8">==</text:span></text:p>
      <text:p text:style-name="P21"/>
      <text:p text:style-name="P22"><text:span text:style-name="T9">Enter the below cron in local machine.. It will </text:span>store the files from AWS server to local</text:p>
      <text:p text:style-name="P22"><text:s/><text:span text:style-name="T9">machine . </text:span></text:p>
      <text:p text:style-name="P22"/>
      <text:p text:style-name="P22"/>
      <text:p text:style-name="P12">0 */4 * * * /usr/bin/rsync -rave "ssh -i /home/karthi/Downloads/TeekayProject2.pem" ubuntu@52.221.71.97:/backup/mysql-backup /home/karthi/backups/ &gt;&gt; /home/karthi/backups/logs/database-backup.log</text:p>
      <text:p text:style-name="P12"/>
      <text:p text:style-name="P12"/>
      <text:p text:style-name="P12">10 */4 * * * /usr/bin/rsync -rave "ssh -i /home/karthi/Downloads/TeekayProject2.pem" ubuntu@52.221.71.97:/backup/docker-teekay-backup /home/karthi/backups/ &gt;&gt; /home/karthi/backups/logs/docker-backup.log</text:p>
      <text:p text:style-name="P13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6:33:23.178922080</meta:creation-date>
    <dc:date>2017-10-06T17:03:44.830837429</dc:date>
    <meta:editing-duration>PT30M8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212" meta:character-count="2154" meta:non-whitespace-character-count="1885"/>
  </office:meta>
</office:document-meta>
</file>